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e1f" officeooo:paragraph-rsid="00130e1f"/>
    </style:style>
    <style:style style:name="P2" style:family="paragraph" style:parent-style-name="Standard">
      <style:text-properties officeooo:rsid="00140917" officeooo:paragraph-rsid="00140917"/>
    </style:style>
    <style:style style:name="P3" style:family="paragraph" style:parent-style-name="Standard">
      <style:text-properties officeooo:rsid="00140ce3" officeooo:paragraph-rsid="00140ce3"/>
    </style:style>
    <style:style style:name="P4" style:family="paragraph" style:parent-style-name="Standard">
      <style:text-properties fo:font-size="13pt" fo:font-style="italic" officeooo:rsid="00130e1f" officeooo:paragraph-rsid="00130e1f" style:font-size-asian="13pt" style:font-style-asian="italic" style:font-size-complex="13pt" style:font-style-complex="italic"/>
    </style:style>
    <style:style style:name="T1" style:family="text">
      <style:text-properties officeooo:rsid="00140917"/>
    </style:style>
    <style:style style:name="T2" style:family="text">
      <style:text-properties officeooo:rsid="00140ce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<text:tab/><text:tab/><text:tab/><text:span text:style-name="T4">Bachata House Practice</text:span></text:p>
      <text:p text:style-name="P1"/>
      <text:p text:style-name="P1"/>
      <text:p text:style-name="P1">Base:</text:p>
      <text:p text:style-name="P1">--el basico , tiempo doble</text:p>
      <text:p text:style-name="P1">--adelante y atras</text:p>
      <text:p text:style-name="P1">--caderas (en el lugar)</text:p>
      <text:p text:style-name="P1">--caderas abiertas (adelante-adelante, rompe adelante)</text:p>
      <text:p text:style-name="P1">--giro izquierda, derecha</text:p>
      <text:p text:style-name="P1">--cambio / cambio doble</text:p>
      <text:p text:style-name="P1">--slide</text:p>
      <text:p text:style-name="P1">--giro solo</text:p>
      <text:p text:style-name="P1">--trapezio (adelante cambia pierna)</text:p>
      <text:p text:style-name="P1">--line-slide , diagonal (cha-cha-chachacha)</text:p>
      <text:p text:style-name="P1"/>
      <text:p text:style-name="P1">------------------------------------------------------------------------------------------------------------------------</text:p>
      <text:p text:style-name="P1">Base (parejas):</text:p>
      <text:p text:style-name="P1">--giro chicas</text:p>
      <text:p text:style-name="P1">--giro chicos</text:p>
      <text:p text:style-name="P1">--bolero</text:p>
      <text:p text:style-name="P1">--paseála</text:p>
      <text:p text:style-name="P1">--tensión (rompe adelante, completo, paseála, bolero, slide)</text:p>
      <text:p text:style-name="P1">--media</text:p>
      <text:p text:style-name="P1">--mantón</text:p>
      <text:p text:style-name="P1">--culito</text:p>
      <text:p text:style-name="P1">--impulso</text:p>
      <text:p text:style-name="P1">--bloqueo</text:p>
      <text:p text:style-name="P1"/>
      <text:p text:style-name="P1">-----------------------------------------------------------------------------------------------------------------------</text:p>
      <text:p text:style-name="P1">-Rueda:</text:p>
      <text:p text:style-name="P1"/>
      <text:p text:style-name="P1">--cuernito / divorcio</text:p>
      <text:p text:style-name="P1">--pelota</text:p>
      <text:p text:style-name="P1">--al bail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50 times each pass (w/ weight): 10 slow / 10 medium / 10 fast / 20 in music (try to not distract)</text:p>
      <text:p text:style-name="P1"/>
      <text:p text:style-name="P2">Simulando parejas: → peso nos pés – <text:span text:style-name="T2">quando tirar o peso nois voa (Rock Lee style)</text:span></text:p>
      <text:p text:style-name="P2"><text:s text:c="32"/>→ olhos vendados -- <text:span text:style-name="T2">se cortar um sentido trabalha o outro / audição</text:span> </text:p>
      <text:p text:style-name="P2"><text:s text:c="32"/>→ música baixa -- para forçar concentração, </text:p>
      <text:p text:style-name="P1"><text:tab/><text:tab/><text:tab/><text:tab/> <text:s text:c="3"/>→<text:span text:style-name="T1"> halter com peso leve -- trabalhar a função do braço (condução) <text:s/></text:span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3">Extras: <text:s/>Ouvir Bachata boa parte do tempo;</text:p>
      <text:p text:style-name="P3"><text:tab/> <text:s text:c="5"/>Usar Bioenergetica para soltar energia e corpo</text:p>
      <text:p text:style-name="P3"><text:tab/> <text:s text:c="5"/>Terminar tarefas para soltar mente (<text:span text:style-name="T3">Zeigarnik effect</text:span>) e facilitar concentração.</text:p>
      <text:p text:style-name="P3"/>
      <text:p text:style-name="P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2:21:36.014790530</meta:creation-date>
    <dc:date>2017-05-08T12:54:05.084445083</dc:date>
    <meta:editing-duration>PT17S</meta:editing-duration>
    <meta:editing-cycles>1</meta:editing-cycles>
    <meta:document-statistic meta:table-count="0" meta:image-count="0" meta:object-count="0" meta:page-count="1" meta:paragraph-count="40" meta:word-count="187" meta:character-count="1713" meta:non-whitespace-character-count="1489"/>
    <meta:generator>LibreOffice/5.2.2.2$Linux_x86 LibreOffice_project/20m0$Build-2</meta:generator>
  </office:meta>
</office:document-meta>
</file>